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r.Bar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IntegrationTests.beanCondition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r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rServiceImpl.getSimpl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dition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IntegrationTests.barServiceWithCacheableInterfaceCgli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CachingIntegrationTests.beanCondition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ableCachingIntegrationTests.fooService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CachingIntegration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Config.fo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IntegrationTests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IntegrationTests.fooGetSimple( Foo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ableCachingIntegrationTests.fooServiceWithInterfaceCgli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ConfigCglib.fo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ConfigCglib.bar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ServiceImpl.getWithCondition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ServiceImpl.getSimpl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